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680059" fo:font-weight="bold" style:font-weight-asian="bold" style:font-weight-complex="bold"/>
    </style:style>
    <style:style style:name="ce11" style:family="table-cell" style:parent-style-name="Default">
      <style:text-properties fo:color="#684703"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color="#21409a"/>
    </style:style>
    <style:style style:name="ce5" style:family="table-cell" style:parent-style-name="Default">
      <style:text-properties fo:color="#00381f"/>
    </style:style>
    <style:style style:name="ce6" style:family="table-cell" style:parent-style-name="Default">
      <style:text-properties fo:color="#21409a" fo:font-weight="bold" style:font-weight-asian="bold" style:font-weight-complex="bold"/>
    </style:style>
    <style:style style:name="ce7" style:family="table-cell" style:parent-style-name="Default">
      <style:text-properties fo:color="#00381f" fo:font-weight="bold" style:font-weight-asian="bold" style:font-weight-complex="bold"/>
    </style:style>
    <style:style style:name="ce8" style:family="table-cell" style:parent-style-name="Default">
      <style:text-properties fo:color="#680059"/>
    </style:style>
    <style:style style:name="ce9" style:family="table-cell" style:parent-style-name="Default">
      <style:text-properties fo:color="#684703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>
      <style:text-properties fo:color="#ce181e" fo:font-weight="bold" style:font-weight-asian="bold" style:font-weight-complex="bold"/>
    </style:style>
    <style:style style:name="ce26" style:family="table-cell" style:parent-style-name="Default">
      <style:text-properties fo:color="#21409a"/>
    </style:style>
    <style:style style:name="ce27" style:family="table-cell" style:parent-style-name="Default">
      <style:text-properties fo:color="#00381f"/>
    </style:style>
    <style:style style:name="ce28" style:family="table-cell" style:parent-style-name="Default">
      <style:text-properties fo:color="#21409a" fo:font-weight="bold" style:font-weight-asian="bold" style:font-weight-complex="bold"/>
    </style:style>
    <style:style style:name="ce29" style:family="table-cell" style:parent-style-name="Default">
      <style:text-properties fo:color="#00381f" fo:font-weight="bold" style:font-weight-asian="bold" style:font-weight-complex="bold"/>
    </style:style>
    <style:style style:name="ce30" style:family="table-cell" style:parent-style-name="Default">
      <style:text-properties fo:color="#680059"/>
    </style:style>
    <style:style style:name="ce31" style:family="table-cell" style:parent-style-name="Default">
      <style:text-properties fo:color="#684703"/>
    </style:style>
    <style:style style:name="ce32" style:family="table-cell" style:parent-style-name="Default">
      <style:text-properties fo:color="#680059" fo:font-weight="bold" style:font-weight-asian="bold" style:font-weight-complex="bold"/>
    </style:style>
    <style:style style:name="ce33" style:family="table-cell" style:parent-style-name="Default">
      <style:text-properties fo:color="#68470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12-04" table:style-name="ta1"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table:style-name="ce24" office:value-type="string" calcext:value-type="string">
            <text:p>(x-avg)^2</text:p>
          </table:table-cell>
          <table:table-cell/>
          <table:table-cell table:style-name="ce26" office:value-type="string" calcext:value-type="string">
            <text:p>Letnie</text:p>
          </table:table-cell>
          <table:table-cell table:style-name="ce26" office:value-type="string" calcext:value-type="string">
            <text:p>(x-avg)^2</text:p>
          </table:table-cell>
          <table:table-cell/>
          <table:table-cell table:style-name="ce27" office:value-type="string" calcext:value-type="string">
            <text:p>Uniwersalne</text:p>
          </table:table-cell>
          <table:table-cell table:style-name="ce27" office:value-type="string" calcext:value-type="string">
            <text:p>(x-avg)^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table:style-name="ce24" table:formula="of:=([.B2]-[.B$9])^2" office:value-type="float" office:value="0" calcext:value-type="float">
            <text:p>0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26" table:formula="of:=([.E2]-[.E$9])^2" office:value-type="float" office:value="0.359999999999993" calcext:value-type="float">
            <text:p>0,359999999999993</text:p>
          </table:table-cell>
          <table:table-cell/>
          <table:table-cell table:style-name="ce27" office:value-type="float" office:value="262" calcext:value-type="float">
            <text:p>262</text:p>
          </table:table-cell>
          <table:table-cell table:style-name="ce27" table:formula="of:=([.H2]-[.H$9])^2" office:value-type="float" office:value="0.360000000000027" calcext:value-type="float">
            <text:p>0,36000000000002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style-name="ce24" table:formula="of:=([.B3]-[.B$9])^2" office:value-type="float" office:value="25" calcext:value-type="float">
            <text:p>25</text:p>
          </table:table-cell>
          <table:table-cell/>
          <table:table-cell table:style-name="ce26" office:value-type="float" office:value="250" calcext:value-type="float">
            <text:p>250</text:p>
          </table:table-cell>
          <table:table-cell table:style-name="ce26" table:formula="of:=([.E3]-[.E$9])^2" office:value-type="float" office:value="19.36" calcext:value-type="float">
            <text:p>19,36</text:p>
          </table:table-cell>
          <table:table-cell/>
          <table:table-cell table:style-name="ce27" office:value-type="float" office:value="262" calcext:value-type="float">
            <text:p>262</text:p>
          </table:table-cell>
          <table:table-cell table:style-name="ce27" table:formula="of:=([.H3]-[.H$9])^2" office:value-type="float" office:value="0.360000000000027" calcext:value-type="float">
            <text:p>0,3600000000000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table:style-name="ce24" table:formula="of:=([.B4]-[.B$9])^2" office:value-type="float" office:value="25" calcext:value-type="float">
            <text:p>25</text:p>
          </table:table-cell>
          <table:table-cell/>
          <table:table-cell table:style-name="ce26" office:value-type="float" office:value="257" calcext:value-type="float">
            <text:p>257</text:p>
          </table:table-cell>
          <table:table-cell table:style-name="ce26" table:formula="of:=([.E4]-[.E$9])^2" office:value-type="float" office:value="6.75999999999997" calcext:value-type="float">
            <text:p>6,75999999999997</text:p>
          </table:table-cell>
          <table:table-cell/>
          <table:table-cell table:style-name="ce27" office:value-type="float" office:value="265" calcext:value-type="float">
            <text:p>265</text:p>
          </table:table-cell>
          <table:table-cell table:style-name="ce27" table:formula="of:=([.H4]-[.H$9])^2" office:value-type="float" office:value="5.75999999999989" calcext:value-type="float">
            <text:p>5,7599999999998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table:style-name="ce24" table:formula="of:=([.B5]-[.B$9])^2" office:value-type="float" office:value="0" calcext:value-type="float">
            <text:p>0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26" table:formula="of:=([.E5]-[.E$9])^2" office:value-type="float" office:value="0.359999999999993" calcext:value-type="float">
            <text:p>0,359999999999993</text:p>
          </table:table-cell>
          <table:table-cell/>
          <table:table-cell table:style-name="ce27" office:value-type="float" office:value="262" calcext:value-type="float">
            <text:p>262</text:p>
          </table:table-cell>
          <table:table-cell table:style-name="ce27" table:formula="of:=([.H5]-[.H$9])^2" office:value-type="float" office:value="0.360000000000027" calcext:value-type="float">
            <text:p>0,36000000000002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table:style-name="ce24" table:formula="of:=([.B6]-[.B$9])^2" office:value-type="float" office:value="0" calcext:value-type="float">
            <text:p>0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26" table:formula="of:=([.E6]-[.E$9])^2" office:value-type="float" office:value="0.359999999999993" calcext:value-type="float">
            <text:p>0,359999999999993</text:p>
          </table:table-cell>
          <table:table-cell/>
          <table:table-cell table:style-name="ce27" office:value-type="float" office:value="262" calcext:value-type="float">
            <text:p>262</text:p>
          </table:table-cell>
          <table:table-cell table:style-name="ce27" table:formula="of:=([.H6]-[.H$9])^2" office:value-type="float" office:value="0.360000000000027" calcext:value-type="float">
            <text:p>0,360000000000027</text:p>
          </table:table-cell>
        </table:table-row>
        <table:table-row table:style-name="ro1">
          <table:table-cell table:number-columns-repeated="2"/>
          <table:table-cell table:style-name="ce24"/>
          <table:table-cell/>
          <table:table-cell table:style-name="ce26" table:number-columns-repeated="2"/>
          <table:table-cell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SUMA</text:p>
          </table:table-cell>
          <table:table-cell table:style-name="ce25" table:formula="of:=SUM([.B2:.B6])" office:value-type="float" office:value="1250" calcext:value-type="float">
            <text:p>1250</text:p>
          </table:table-cell>
          <table:table-cell table:style-name="ce25" table:formula="of:=SUM([.C2:.C6])" office:value-type="float" office:value="50" calcext:value-type="float">
            <text:p>50</text:p>
          </table:table-cell>
          <table:table-cell table:style-name="ce23"/>
          <table:table-cell table:style-name="ce28" table:formula="of:=SUM([.E2:.E6])" office:value-type="float" office:value="1272" calcext:value-type="float">
            <text:p>1272</text:p>
          </table:table-cell>
          <table:table-cell table:style-name="ce28" table:formula="of:=SUM([.F2:.F6])" office:value-type="float" office:value="27.2" calcext:value-type="float">
            <text:p>27,2</text:p>
          </table:table-cell>
          <table:table-cell table:style-name="ce23"/>
          <table:table-cell table:style-name="ce29" table:formula="of:=SUM([.H2:.H6])" office:value-type="float" office:value="1313" calcext:value-type="float">
            <text:p>1313</text:p>
          </table:table-cell>
          <table:table-cell table:style-name="ce29" table:formula="of:=SUM([.I2:.I6])" office:value-type="float" office:value="7.2" calcext:value-type="float">
            <text:p>7,2</text:p>
          </table:table-cell>
        </table:table-row>
        <table:table-row table:style-name="ro1">
          <table:table-cell table:style-name="ce23" office:value-type="string" calcext:value-type="string">
            <text:p>ŚREDNIA</text:p>
          </table:table-cell>
          <table:table-cell table:style-name="ce25" table:formula="of:=AVERAGE([.B2:.B6])" office:value-type="float" office:value="250" calcext:value-type="float">
            <text:p>250</text:p>
          </table:table-cell>
          <table:table-cell table:style-name="ce25"/>
          <table:table-cell table:style-name="ce23"/>
          <table:table-cell table:style-name="ce28" table:formula="of:=AVERAGE([.E2:.E6])" office:value-type="float" office:value="254.4" calcext:value-type="float">
            <text:p>254,4</text:p>
          </table:table-cell>
          <table:table-cell table:style-name="ce28"/>
          <table:table-cell table:style-name="ce23"/>
          <table:table-cell table:style-name="ce29" table:formula="of:=AVERAGE([.H2:.H6])" office:value-type="float" office:value="262.6" calcext:value-type="float">
            <text:p>262,6</text:p>
          </table:table-cell>
          <table:table-cell table:style-name="ce29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obserwacje</text:p>
          </table:table-cell>
          <table:table-cell office:value-type="string" calcext:value-type="string">
            <text:p>(x-avg)^2</text:p>
          </table:table-cell>
          <table:table-cell table:number-columns-repeated="4"/>
          <table:table-cell office:value-type="string" calcext:value-type="string">
            <text:p>H0</text:p>
          </table:table-cell>
          <table:table-cell office:value-type="string" calcext:value-type="string">
            <text:p>Różne rodzaje opon mają tę samą wytrzymałość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14]-[.$B$32])^2" office:value-type="float" office:value="32.1111111111149" calcext:value-type="float">
            <text:p>32,1111111111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15]-[.$B$32])^2" office:value-type="float" office:value="0.444444444444887" calcext:value-type="float">
            <text:p>0,44444444444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16]-[.$B$32])^2" office:value-type="float" office:value="113.777777777785" calcext:value-type="float">
            <text:p>113,777777777785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[.C31]" office:value-type="float" office:value="493.333333333333" calcext:value-type="float">
            <text:p>493,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17]-[.$B$32])^2" office:value-type="float" office:value="32.1111111111149" calcext:value-type="float">
            <text:p>32,1111111111149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C8]+[.F8]+[.I8]" office:value-type="float" office:value="84.4" calcext:value-type="float">
            <text:p>84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18]-[.$B$32])^2" office:value-type="float" office:value="32.1111111111149" calcext:value-type="float">
            <text:p>32,1111111111149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G16]-[.G17]" office:value-type="float" office:value="408.933333333333" calcext:value-type="float">
            <text:p>408,933333333333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55" calcext:value-type="float">
            <text:p>255</text:p>
          </table:table-cell>
          <table:table-cell table:formula="of:=([.B19]-[.$B$32])^2" office:value-type="float" office:value="0.444444444444887" calcext:value-type="float">
            <text:p>0,444444444444887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float" office:value="250" calcext:value-type="float">
            <text:p>250</text:p>
          </table:table-cell>
          <table:table-cell table:formula="of:=([.B20]-[.$B$32])^2" office:value-type="float" office:value="32.1111111111149" calcext:value-type="float">
            <text:p>32,1111111111149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G18]/2)/([.G17]/12)[$Arkusz2.C22]" office:value-type="string" office:string-value="" calcext:value-type="error">
            <text:p>Błąd:509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57" calcext:value-type="float">
            <text:p>257</text:p>
          </table:table-cell>
          <table:table-cell table:formula="of:=([.B21]-[.$B$32])^2" office:value-type="float" office:value="1.77777777777689" calcext:value-type="float">
            <text:p>1,77777777777689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2.86" calcext:value-type="float">
            <text:p>2,86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55" calcext:value-type="float">
            <text:p>255</text:p>
          </table:table-cell>
          <table:table-cell table:formula="of:=([.B22]-[.$B$32])^2" office:value-type="float" office:value="0.444444444444887" calcext:value-type="float">
            <text:p>0,444444444444887</text:p>
          </table:table-cell>
          <table:table-cell table:number-columns-repeated="3"/>
          <table:table-cell office:value-type="string" calcext:value-type="string">
            <text:p>H0 fałszywe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255" calcext:value-type="float">
            <text:p>255</text:p>
          </table:table-cell>
          <table:table-cell table:formula="of:=([.B23]-[.$B$32])^2" office:value-type="float" office:value="0.444444444444887" calcext:value-type="float">
            <text:p>0,444444444444887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float" office:value="262" calcext:value-type="float">
            <text:p>262</text:p>
          </table:table-cell>
          <table:table-cell table:formula="of:=([.B24]-[.$B$32])^2" office:value-type="float" office:value="40.1111111111069" calcext:value-type="float">
            <text:p>40,1111111111069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float" office:value="262" calcext:value-type="float">
            <text:p>262</text:p>
          </table:table-cell>
          <table:table-cell table:formula="of:=([.B25]-[.$B$32])^2" office:value-type="float" office:value="40.1111111111069" calcext:value-type="float">
            <text:p>40,1111111111069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float" office:value="265" calcext:value-type="float">
            <text:p>265</text:p>
          </table:table-cell>
          <table:table-cell table:formula="of:=([.B26]-[.$B$32])^2" office:value-type="float" office:value="87.1111111111049" calcext:value-type="float">
            <text:p>87,1111111111049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float" office:value="262" calcext:value-type="float">
            <text:p>262</text:p>
          </table:table-cell>
          <table:table-cell table:formula="of:=([.B27]-[.$B$32])^2" office:value-type="float" office:value="40.1111111111069" calcext:value-type="float">
            <text:p>40,1111111111069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float" office:value="262" calcext:value-type="float">
            <text:p>262</text:p>
          </table:table-cell>
          <table:table-cell table:formula="of:=([.B28]-[.$B$32])^2" office:value-type="float" office:value="40.1111111111069" calcext:value-type="float">
            <text:p>40,1111111111069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UMA</text:p>
          </table:table-cell>
          <table:table-cell table:style-name="Default" table:formula="of:=SUM([.B14:.B28])" office:value-type="float" office:value="3835" calcext:value-type="float">
            <text:p>3835</text:p>
          </table:table-cell>
          <table:table-cell table:formula="of:=SUM([.C14:.C28])" office:value-type="float" office:value="493.333333333333" calcext:value-type="float">
            <text:p>493,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REDNIA</text:p>
          </table:table-cell>
          <table:table-cell table:style-name="Default" table:formula="of:=AVERAGE([.B14:.B28])" office:value-type="float" office:value="255.666666666667" calcext:value-type="float">
            <text:p>255,666666666667</text:p>
          </table:table-cell>
          <table:table-cell table:number-columns-repeated="7"/>
        </table:table-row>
      </table:table>
      <table:table table:name="Arkusz2" table:style-name="ta1">
        <table:table-column table:style-name="co5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/>
          <table:table-cell table:style-name="ce23" office:value-type="string" calcext:value-type="string">
            <text:p>SUMA</text:p>
          </table:table-cell>
          <table:table-cell table:style-name="ce23" office:value-type="string" calcext:value-type="string">
            <text:p>ŚREDNIA</text:p>
          </table:table-cell>
        </table:table-row>
        <table:table-row table:style-name="ro1">
          <table:table-cell/>
          <table:table-cell table:style-name="ce27" office:value-type="string" calcext:value-type="string">
            <text:p>A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262" calcext:value-type="float">
            <text:p>262</text:p>
          </table:table-cell>
          <table:table-cell table:style-name="ce27"/>
          <table:table-cell table:style-name="ce29" table:formula="of:=SUM([.C4:.E4])" office:value-type="float" office:value="767" calcext:value-type="float">
            <text:p>767</text:p>
          </table:table-cell>
          <table:table-cell table:style-name="ce29" table:formula="of:=[.G4]/3" office:value-type="float" office:value="255.666666666667" calcext:value-type="float">
            <text:p>255,666666666667</text:p>
          </table:table-cell>
        </table:table-row>
        <table:table-row table:style-name="ro1">
          <table:table-cell/>
          <table:table-cell table:style-name="ce27" office:value-type="string" calcext:value-type="string">
            <text:p>(x-avg)^2</text:p>
          </table:table-cell>
          <table:table-cell table:style-name="ce27" table:formula="of:=([.C4]-[.$H4])^2" office:value-type="float" office:value="32.111111111111" calcext:value-type="float">
            <text:p>32,111111111111</text:p>
          </table:table-cell>
          <table:table-cell table:style-name="ce27" table:formula="of:=([.D4]-[.$H4])^2" office:value-type="float" office:value="0.444444444444432" calcext:value-type="float">
            <text:p>0,444444444444432</text:p>
          </table:table-cell>
          <table:table-cell table:style-name="ce27" table:formula="of:=([.E4]-[.$H4])^2" office:value-type="float" office:value="40.1111111111112" calcext:value-type="float">
            <text:p>40,1111111111112</text:p>
          </table:table-cell>
          <table:table-cell table:style-name="ce27"/>
          <table:table-cell table:style-name="ce29" table:formula="of:=SUM([.C5:.E5])" office:value-type="float" office:value="72.6666666666667" calcext:value-type="float">
            <text:p>72,6666666666667</text:p>
          </table:table-cell>
          <table:table-cell table:style-name="ce29"/>
        </table:table-row>
        <table:table-row table:style-name="ro1">
          <table:table-cell table:number-columns-repeated="6"/>
          <table:table-cell table:style-name="ce23" table:number-columns-repeated="2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62" calcext:value-type="float">
            <text:p>262</text:p>
          </table:table-cell>
          <table:table-cell table:style-name="ce26"/>
          <table:table-cell table:style-name="ce28" table:formula="of:=SUM([.C7:.E7])" office:value-type="float" office:value="767" calcext:value-type="float">
            <text:p>767</text:p>
          </table:table-cell>
          <table:table-cell table:style-name="ce28" table:formula="of:=[.G7]/3" office:value-type="float" office:value="255.666666666667" calcext:value-type="float">
            <text:p>255,666666666667</text:p>
          </table:table-cell>
        </table:table-row>
        <table:table-row table:style-name="ro1">
          <table:table-cell/>
          <table:table-cell table:style-name="ce26" office:value-type="string" calcext:value-type="string">
            <text:p>(x-avg)^2</text:p>
          </table:table-cell>
          <table:table-cell table:style-name="ce26" table:formula="of:=([.C7]-[.$H7])^2" office:value-type="float" office:value="0.444444444444432" calcext:value-type="float">
            <text:p>0,444444444444432</text:p>
          </table:table-cell>
          <table:table-cell table:style-name="ce26" table:formula="of:=([.D7]-[.$H7])^2" office:value-type="float" office:value="32.111111111111" calcext:value-type="float">
            <text:p>32,111111111111</text:p>
          </table:table-cell>
          <table:table-cell table:style-name="ce26" table:formula="of:=([.E7]-[.$H7])^2" office:value-type="float" office:value="40.1111111111112" calcext:value-type="float">
            <text:p>40,1111111111112</text:p>
          </table:table-cell>
          <table:table-cell table:style-name="ce26"/>
          <table:table-cell table:style-name="ce28" table:formula="of:=SUM([.C8:.E8])" office:value-type="float" office:value="72.6666666666667" calcext:value-type="float">
            <text:p>72,6666666666667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3" table:number-columns-repeated="2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65" calcext:value-type="float">
            <text:p>265</text:p>
          </table:table-cell>
          <table:table-cell table:style-name="ce24"/>
          <table:table-cell table:style-name="ce25" table:formula="of:=SUM([.C10:.E10])" office:value-type="float" office:value="767" calcext:value-type="float">
            <text:p>767</text:p>
          </table:table-cell>
          <table:table-cell table:style-name="ce25" table:formula="of:=[.G10]/3" office:value-type="float" office:value="255.666666666667" calcext:value-type="float">
            <text:p>255,666666666667</text:p>
          </table:table-cell>
        </table:table-row>
        <table:table-row table:style-name="ro1">
          <table:table-cell/>
          <table:table-cell table:style-name="ce24" office:value-type="string" calcext:value-type="string">
            <text:p>(x-avg)^2</text:p>
          </table:table-cell>
          <table:table-cell table:style-name="ce24" table:formula="of:=([.C10]-[.$H10])^2" office:value-type="float" office:value="113.777777777778" calcext:value-type="float">
            <text:p>113,777777777778</text:p>
          </table:table-cell>
          <table:table-cell table:style-name="ce24" table:formula="of:=([.D10]-[.$H10])^2" office:value-type="float" office:value="1.7777777777778" calcext:value-type="float">
            <text:p>1,7777777777778</text:p>
          </table:table-cell>
          <table:table-cell table:style-name="ce24" table:formula="of:=([.E10]-[.$H10])^2" office:value-type="float" office:value="87.1111111111113" calcext:value-type="float">
            <text:p>87,1111111111113</text:p>
          </table:table-cell>
          <table:table-cell table:style-name="ce24"/>
          <table:table-cell table:style-name="ce25" table:formula="of:=SUM([.C11:.E11])" office:value-type="float" office:value="202.666666666667" calcext:value-type="float">
            <text:p>202,666666666667</text:p>
          </table:table-cell>
          <table:table-cell table:style-name="ce25"/>
        </table:table-row>
        <table:table-row table:style-name="ro1">
          <table:table-cell table:number-columns-repeated="6"/>
          <table:table-cell table:style-name="ce23" table:number-columns-repeated="2"/>
        </table:table-row>
        <table:table-row table:style-name="ro1">
          <table:table-cell/>
          <table:table-cell table:style-name="ce30" office:value-type="string" calcext:value-type="string">
            <text:p>D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62" calcext:value-type="float">
            <text:p>262</text:p>
          </table:table-cell>
          <table:table-cell table:style-name="ce30"/>
          <table:table-cell table:style-name="ce32" table:formula="of:=SUM([.C13:.E13])" office:value-type="float" office:value="767" calcext:value-type="float">
            <text:p>767</text:p>
          </table:table-cell>
          <table:table-cell table:style-name="ce32" table:formula="of:=[.G13]/3" office:value-type="float" office:value="255.666666666667" calcext:value-type="float">
            <text:p>255,666666666667</text:p>
          </table:table-cell>
        </table:table-row>
        <table:table-row table:style-name="ro1">
          <table:table-cell/>
          <table:table-cell table:style-name="ce30" office:value-type="string" calcext:value-type="string">
            <text:p>(x-avg)^2</text:p>
          </table:table-cell>
          <table:table-cell table:style-name="ce30" table:formula="of:=([.C13]-[.$H13])^2" office:value-type="float" office:value="32.111111111111" calcext:value-type="float">
            <text:p>32,111111111111</text:p>
          </table:table-cell>
          <table:table-cell table:style-name="ce30" table:formula="of:=([.D13]-[.$H13])^2" office:value-type="float" office:value="0.444444444444432" calcext:value-type="float">
            <text:p>0,444444444444432</text:p>
          </table:table-cell>
          <table:table-cell table:style-name="ce30" table:formula="of:=([.E13]-[.$H13])^2" office:value-type="float" office:value="40.1111111111112" calcext:value-type="float">
            <text:p>40,1111111111112</text:p>
          </table:table-cell>
          <table:table-cell table:style-name="ce30"/>
          <table:table-cell table:style-name="ce32" table:formula="of:=SUM([.C14:.E14])" office:value-type="float" office:value="72.6666666666667" calcext:value-type="float">
            <text:p>72,6666666666667</text:p>
          </table:table-cell>
          <table:table-cell table:style-name="ce32"/>
        </table:table-row>
        <table:table-row table:style-name="ro1">
          <table:table-cell table:number-columns-repeated="6"/>
          <table:table-cell table:style-name="ce23" table:number-columns-repeated="2"/>
        </table:table-row>
        <table:table-row table:style-name="ro1">
          <table:table-cell/>
          <table:table-cell table:style-name="ce31" office:value-type="string" calcext:value-type="string">
            <text:p>E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62" calcext:value-type="float">
            <text:p>262</text:p>
          </table:table-cell>
          <table:table-cell table:style-name="ce31"/>
          <table:table-cell table:style-name="ce33" table:formula="of:=SUM([.C16:.E16])" office:value-type="float" office:value="767" calcext:value-type="float">
            <text:p>767</text:p>
          </table:table-cell>
          <table:table-cell table:style-name="ce33" table:formula="of:=[.G16]/3" office:value-type="float" office:value="255.666666666667" calcext:value-type="float">
            <text:p>255,666666666667</text:p>
          </table:table-cell>
        </table:table-row>
        <table:table-row table:style-name="ro1">
          <table:table-cell/>
          <table:table-cell table:style-name="ce31" office:value-type="string" calcext:value-type="string">
            <text:p>(x-avg)^2</text:p>
          </table:table-cell>
          <table:table-cell table:style-name="ce31" table:formula="of:=([.C16]-[.$H16])^2" office:value-type="float" office:value="32.111111111111" calcext:value-type="float">
            <text:p>32,111111111111</text:p>
          </table:table-cell>
          <table:table-cell table:style-name="ce31" table:formula="of:=([.D16]-[.$H16])^2" office:value-type="float" office:value="0.444444444444432" calcext:value-type="float">
            <text:p>0,444444444444432</text:p>
          </table:table-cell>
          <table:table-cell table:style-name="ce31" table:formula="of:=([.E16]-[.$H16])^2" office:value-type="float" office:value="40.1111111111112" calcext:value-type="float">
            <text:p>40,1111111111112</text:p>
          </table:table-cell>
          <table:table-cell table:style-name="ce31"/>
          <table:table-cell table:style-name="ce33" table:formula="of:=SUM([.C17:.E17])" office:value-type="float" office:value="72.6666666666667" calcext:value-type="float">
            <text:p>72,6666666666667</text:p>
          </table:table-cell>
          <table:table-cell table:style-name="ce3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KP</text:p>
          </table:table-cell>
          <table:table-cell office:value-type="float" office:value="493.3333333" calcext:value-type="float">
            <text:p>493,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W</text:p>
          </table:table-cell>
          <table:table-cell table:formula="of:=[.G5]+[.G8]+[.G11]+[.G14]+[.G17]" office:value-type="float" office:value="493.333333333334" calcext:value-type="float">
            <text:p>493,333333333334</text:p>
          </table:table-cell>
          <table:table-cell/>
          <table:table-cell office:value-type="string" calcext:value-type="string">
            <text:p>wniosek</text:p>
          </table:table-cell>
          <table:table-cell office:value-type="string" calcext:value-type="string">
            <text:p>Wytrzymałość opon jest niezależna od producen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2:36:45.5785762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9:07:55.399212378</dc:date>
    <meta:editing-duration>PT6H42M50S</meta:editing-duration>
    <meta:editing-cycles>4</meta:editing-cycles>
    <meta:generator>LibreOffice/6.0.7.3$Linux_X86_64 LibreOffice_project/00m0$Build-3</meta:generator>
    <meta:document-statistic meta:table-count="2" meta:cell-count="171" meta:object-count="0"/>
  </office:meta>
</office:document-meta>
</file>